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1241" officeooo:paragraph-rsid="0004124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1241" officeooo:paragraph-rsid="0004124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5d17d" officeooo:paragraph-rsid="0005d17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41241" officeooo:paragraph-rsid="0004124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5d17d" officeooo:paragraph-rsid="0005d17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5d17d" officeooo:paragraph-rsid="0005d1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624c7" officeooo:paragraph-rsid="000624c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624c7" officeooo:paragraph-rsid="000624c7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1 – Data-Hora</text:p>
      <text:p text:style-name="P1"/>
      <text:p text:style-name="P4">Data-Hora</text:p>
      <text:p text:style-name="P2">Local: YYYY-MM-DD-HH:HH sem fuso horario. HH:HH opcional.</text:p>
      <text:p text:style-name="P2">Global: YYYY-MM-DD-HH:HH com fuso horario.</text:p>
      <text:p text:style-name="P2">Duracao: Tempo decorrido entre duas data-horas.</text:p>
      <text:p text:style-name="P2"/>
      <text:p text:style-name="P3">Usa-se data-hora local quando o momento exato não interessa a pessoas de outro fuso-horario. Usos comuns são sistemas de regiao única e sistemas Excel.</text:p>
      <text:p text:style-name="P3"/>
      <text:p text:style-name="P3">Usa-se data-hora global quando a situacao e o contrario. Usos comuns são sistemas multi-regiao ou sistemas web.</text:p>
      <text:p text:style-name="P3"/>
      <text:p text:style-name="P5">Timezones<text:line-break/><text:span text:style-name="T1">GMT – Greenwitch Mean Time</text:span></text:p>
      <text:p text:style-name="P3"><text:tab/>- Horario de Londres.</text:p>
      <text:p text:style-name="P3"><text:tab/>- Horario do padrao UTC – Coordinated Universal Time</text:p>
      <text:p text:style-name="P3"/>
      <text:p text:style-name="P3">Sao paulo: GMT -3</text:p>
      <text:p text:style-name="P3">Manaus: GMT -4</text:p>
      <text:p text:style-name="P3">Portugal: GMT +1</text:p>
      <text:p text:style-name="P3"/>
      <text:p text:style-name="P3">Muitas linguagens/tecnologias usam epithets para as timezones:</text:p>
      <text:p text:style-name="P3"><text:tab/>- US/Pacific</text:p>
      <text:p text:style-name="P3"><text:tab/>- America/Sao_Paulo</text:p>
      <text:p text:style-name="P3"/>
      <text:p text:style-name="P5">Padrao ISO 8601</text:p>
      <text:p text:style-name="P3">Data-[hora] local:</text:p>
      <text:p text:style-name="P3"><text:tab/>2022-07-21</text:p>
      <text:p text:style-name="P3"><text:tab/>2022-07-21T14:52</text:p>
      <text:p text:style-name="P3"><text:tab/>2022-07-22T14:52:09</text:p>
      <text:p text:style-name="P3"><text:tab/>2022-07-22T14:52:09.4073</text:p>
      <text:p text:style-name="P3"/>
      <text:p text:style-name="P3">Data-hora global:</text:p>
      <text:p text:style-name="P3"><text:tab/>2022-07-23T14:52:09Z</text:p>
      <text:p text:style-name="P3"><text:tab/>2022-07-23T14:52:09.254935Z</text:p>
      <text:p text:style-name="P3"><text:tab/>2022-07-23T14:52:09-03:00</text:p>
      <text:p text:style-name="P3"/>
      <text:p text:style-name="P8">Operacoes Importantes com data-hora</text:p>
      <text:p text:style-name="P7">Instanciacao:</text:p>
      <text:p text:style-name="P7"><text:tab/>(agora) → Data-hora</text:p>
      <text:p text:style-name="P7"><text:tab/>Texto ISO 8601 → Data-hora</text:p>
      <text:p text:style-name="P7"><text:tab/>Texto formato customizado → Data-hora</text:p>
      <text:p text:style-name="P7"><text:tab/>dia, mês, ano, [horario] → Data-hora local</text:p>
      <text:p text:style-name="P7"/>
      <text:p text:style-name="P7">Formatacao<text:line-break/><text:tab/>Data-hora → Texto ISO 8601</text:p>
      <text:p text:style-name="P7"><text:tab/>Dara-hora → Texto formato customizado</text:p>
      <text:p text:style-name="P7"/>
      <text:p text:style-name="P8">Principais Tipos de Data-Hora em Java</text:p>
      <text:p text:style-name="P7">Data-hora local:</text:p>
      <text:p text:style-name="P7"><text:tab/>LocalDate</text:p>
      <text:p text:style-name="P7"><text:soft-page-break/><text:tab/>LocalDateTime</text:p>
      <text:p text:style-name="P7"/>
      <text:p text:style-name="P7">Data-hora global:</text:p>
      <text:p text:style-name="P7"><text:tab/>Instant</text:p>
      <text:p text:style-name="P7"/>
      <text:p text:style-name="P7">Duracao:</text:p>
      <text:p text:style-name="P7"><text:tab/>Duration</text:p>
      <text:p text:style-name="P7"/>
      <text:p text:style-name="P7">Outros:</text:p>
      <text:p text:style-name="P7"><text:tab/>ZoneID</text:p>
      <text:p text:style-name="P7"><text:tab/>ChronoUnit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0:35:19.047552065</meta:creation-date>
    <dc:date>2023-10-27T17:09:51.164028867</dc:date>
    <meta:editing-duration>PT2H14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169" meta:character-count="1284" meta:non-whitespace-character-count="1134"/>
  </office:meta>
</office:document-meta>
</file>